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Objekt2" text:anchor-type="paragraph" svg:x="-0.1457in" svg:y="-0.0811in" svg:width="7.1791in" svg:height="5.000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kt1" text:anchor-type="paragraph" svg:width="5.5516in" svg:height="3.9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-i011</meta:initial-creator>
    <meta:creation-date>2019-01-19T21:01:02.357418268</meta:creation-date>
    <dc:date>2019-01-19T21:10:42.054126008</dc:date>
    <dc:creator>its-i011</dc:creator>
    <meta:editing-duration>PT9M40S</meta:editing-duration>
    <meta:editing-cycles>1</meta:editing-cycles>
    <meta:document-statistic meta:table-count="0" meta:image-count="0" meta:object-count="2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598cm" fo:min-width="5.3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99ff66"/>
    </style:style>
    <style:style style:name="T1" style:family="text">
      <style:text-properties fo:color="#99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9cm" svg:height="10.9cm" svg:x="1.3cm" svg:y="1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94cm" svg:height="1.673cm" svg:x="1.3cm" svg:y="1.4cm">
          <draw:text-box>
            <text:p>Adresse auf dem</text:p>
            <text:p>Stack</text:p>
          </draw:text-box>
        </draw:frame>
        <draw:frame draw:style-name="gr2" draw:text-style-name="P2" draw:layer="layout" svg:width="4.799cm" svg:height="1.673cm" svg:x="1.3cm" svg:y="3.1cm">
          <draw:text-box>
            <text:p>Sämtliche CPU</text:p>
            <text:p>Register</text:p>
          </draw:text-box>
        </draw:frame>
        <draw:frame draw:style-name="gr2" draw:text-style-name="P2" draw:layer="layout" svg:width="3.398cm" svg:height="0.962cm" svg:x="1.401cm" svg:y="4.8cm">
          <draw:text-box>
            <text:p>PID, PPID</text:p>
          </draw:text-box>
        </draw:frame>
        <draw:frame draw:style-name="gr2" draw:text-style-name="P2" draw:layer="layout" svg:width="2.932cm" svg:height="0.962cm" svg:x="1.4cm" svg:y="5.8cm">
          <draw:text-box>
            <text:p>Exitcode</text:p>
          </draw:text-box>
        </draw:frame>
        <draw:frame draw:style-name="gr2" draw:text-style-name="P2" draw:layer="layout" svg:width="3.986cm" svg:height="1.673cm" svg:x="1.4cm" svg:y="6.538cm">
          <draw:text-box>
            <text:p>Scheduling, </text:p>
            <text:p>Parameter</text:p>
          </draw:text-box>
        </draw:frame>
        <draw:frame draw:style-name="gr2" draw:text-style-name="P2" draw:layer="layout" svg:width="4.024cm" svg:height="0.962cm" svg:x="1.4cm" svg:y="8.138cm">
          <draw:text-box>
            <text:p>Taskzustand</text:p>
          </draw:text-box>
        </draw:frame>
        <draw:frame draw:style-name="gr2" draw:text-style-name="P2" draw:layer="layout" svg:width="5.891cm" svg:height="0.962cm" svg:x="1.387cm" svg:y="9.138cm">
          <draw:text-box>
            <text:p>Adr. vom Codeseg.</text:p>
          </draw:text-box>
        </draw:frame>
        <draw:frame draw:style-name="gr2" draw:text-style-name="P2" draw:layer="layout" svg:width="6.069cm" svg:height="0.962cm" svg:x="1.387cm" svg:y="10.2cm">
          <draw:text-box>
            <text:p>Adr. vom Datenseg.</text:p>
          </draw:text-box>
        </draw:frame>
        <draw:frame draw:style-name="gr2" draw:text-style-name="P2" draw:layer="layout" svg:width="4.769cm" svg:height="0.962cm" svg:x="1.387cm" svg:y="11.138cm">
          <draw:text-box>
            <text:p>Adr. vom Stack</text:p>
          </draw:text-box>
        </draw:frame>
        <draw:line draw:style-name="gr3" draw:text-style-name="P1" draw:layer="layout" svg:x1="1.3cm" svg:y1="3cm" svg:x2="7.2cm" svg:y2="3cm">
          <text:p/>
        </draw:line>
        <draw:line draw:style-name="gr3" draw:text-style-name="P1" draw:layer="layout" svg:x1="1.3cm" svg:y1="4.8cm" svg:x2="7.2cm" svg:y2="4.8cm">
          <text:p/>
        </draw:line>
        <draw:line draw:style-name="gr3" draw:text-style-name="P1" draw:layer="layout" svg:x1="1.3cm" svg:y1="5.8cm" svg:x2="7.2cm" svg:y2="5.8cm">
          <text:p/>
        </draw:line>
        <draw:line draw:style-name="gr3" draw:text-style-name="P1" draw:layer="layout" svg:x1="1.3cm" svg:y1="6.7cm" svg:x2="7.2cm" svg:y2="6.7cm">
          <text:p/>
        </draw:line>
        <draw:line draw:style-name="gr3" draw:text-style-name="P1" draw:layer="layout" svg:x1="1.3cm" svg:y1="8.2cm" svg:x2="7.2cm" svg:y2="8.2cm">
          <text:p/>
        </draw:line>
        <draw:line draw:style-name="gr3" draw:text-style-name="P1" draw:layer="layout" svg:x1="1.3cm" svg:y1="9.1cm" svg:x2="7.2cm" svg:y2="9.1cm">
          <text:p/>
        </draw:line>
        <draw:line draw:style-name="gr3" draw:text-style-name="P1" draw:layer="layout" svg:x1="1.3cm" svg:y1="10.2cm" svg:x2="7.2cm" svg:y2="10.2cm">
          <text:p/>
        </draw:line>
        <draw:line draw:style-name="gr3" draw:text-style-name="P1" draw:layer="layout" svg:x1="1.3cm" svg:y1="11.3cm" svg:x2="7.2cm" svg:y2="11.3cm">
          <text:p/>
        </draw:line>
        <draw:line draw:style-name="gr4" draw:text-style-name="P1" draw:layer="layout" svg:x1="7cm" svg:y1="9.7cm" svg:x2="8.9cm" svg:y2="9.7cm">
          <text:p/>
        </draw:line>
        <draw:line draw:style-name="gr4" draw:text-style-name="P1" draw:layer="layout" svg:x1="7.1cm" svg:y1="10.7cm" svg:x2="9cm" svg:y2="10.7cm">
          <text:p/>
        </draw:line>
        <draw:line draw:style-name="gr4" draw:text-style-name="P1" draw:layer="layout" svg:x1="7.1cm" svg:y1="11.7cm" svg:x2="9cm" svg:y2="11.7cm">
          <text:p/>
        </draw:line>
        <draw:line draw:style-name="gr4" draw:text-style-name="P1" draw:layer="layout" svg:x1="4.4cm" svg:y1="6.3cm" svg:x2="8cm" svg:y2="6.3cm">
          <text:p/>
        </draw:line>
        <draw:frame draw:style-name="gr2" draw:text-style-name="P3" draw:layer="layout" svg:width="3.677cm" svg:height="0.962cm" svg:x="7.9cm" svg:y="5.8cm">
          <draw:text-box>
            <text:p><text:span text:style-name="T1">int main(...)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